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26030" officeooo:paragraph-rsid="00126030"/>
    </style:style>
    <style:style style:name="P2" style:family="paragraph" style:parent-style-name="Frame_20_contents">
      <style:text-properties officeooo:rsid="00126030" officeooo:paragraph-rsid="00126030"/>
    </style:style>
    <style:style style:name="P3" style:family="paragraph">
      <style:paragraph-properties fo:text-align="center"/>
    </style:style>
    <style:style style:name="P4" style:family="paragraph">
      <style:text-properties fo:font-size="12pt"/>
    </style:style>
    <style:style style:name="T1" style:family="text">
      <style:text-properties officeooo:rsid="00137d9e"/>
    </style:style>
    <style:style style:name="T2" style:family="text">
      <style:text-properties fo:font-size="12pt"/>
    </style:style>
    <style:style style:name="gr1" style:family="graphic">
      <style:graphic-properties draw:textarea-horizontal-align="justify" draw:textarea-vertical-align="middle" draw:auto-grow-height="false" fo:min-height="1.117cm" fo:min-width="2.628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35cm" fo:min-width="2.332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147cm" fo:min-width="3.369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588cm" fo:min-width="2.992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034cm" fo:min-width="1.483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885cm" fo:min-width="2.131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663cm" fo:min-width="1.739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623cm" fo:min-width="1.715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3.81cm" fo:min-width="3.81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style-name="gr1" draw:text-style-name="P3" svg:width="4.022cm" svg:height="1.721cm" svg:x="10.051cm" svg:y="-0.358cm"><text:p text:style-name="P3">Tiwtter</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1" draw:style-name="gr2" svg:width="2.911cm" svg:height="1.271cm" svg:x="7.14cm" svg:y="0.09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 draw:style-name="gr3" svg:width="3.493cm" svg:height="1.271cm" svg:x="3.515cm" svg:y="0.092cm"><text:p>Proceso ET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4" draw:style-name="gr5" svg:width="1.694cm" svg:height="2.065cm" svg:x="1.108cm" svg:y="0.21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47"/></text:p>
      <text:p text:style-name="P1"/>
      <text:p text:style-name="P1"/>
      <text:p text:style-name="P1"/>
      <text:p text:style-name="P1"><draw:custom-shape text:anchor-type="paragraph" draw:z-index="3" draw:style-name="gr4" svg:width="2.991cm" svg:height="2.541cm" svg:x="-1.3cm" svg:y="0.33cm"><text:p><text:s text:c="9"/>E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draw:custom-shape text:anchor-type="paragraph" draw:z-index="5" draw:style-name="gr6" draw:text-style-name="P4" svg:width="2.227cm" svg:height="0.981cm" svg:x="4.283cm" svg:y="2.674cm"><text:p><text:span text:style-name="T2">JS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7" svg:width="1.985cm" svg:height="1.324cm" svg:x="1.531cm" svg:y="2.22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8" svg:width="1.959cm" svg:height="1.244cm" svg:x="7.273cm" svg:y="2.6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9" draw:text-style-name="P3" svg:width="3.811cm" svg:height="3.811cm" svg:x="9.971cm" svg:y="1.88cm"><text:p text:style-name="P3">Resultados</text:p><draw:enhanced-geometry svg:viewBox="0 0 21600 21600" draw:type="rectangle" draw:enhanced-path="M 0 0 L 21600 0 21600 21600 0 21600 0 0 Z N"/></draw:custom-shape> <text:s text:c="41"/><text:span text:style-name="T1">Py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cito </meta:initial-creator>
    <meta:creation-date>2017-03-16T14:31:28.740423380</meta:creation-date>
    <dc:date>2017-03-16T14:53:52.289642873</dc:date>
    <dc:creator>Administradorcito </dc:creator>
    <meta:editing-duration>PT7M12S</meta:editing-duration>
    <meta:editing-cycles>1</meta:editing-cycles>
    <meta:document-statistic meta:table-count="0" meta:image-count="0" meta:object-count="0" meta:page-count="1" meta:paragraph-count="2" meta:word-count="1" meta:character-count="96" meta:non-whitespace-character-count="6"/>
    <meta:generator>LibreOffice/5.0.6.2$Linux_X86_64 LibreOffice_project/00$Build-2</meta:generator>
  </office:meta>
</office:document-meta>
</file>